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70.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8" table:default-cell-style-name="Default"/>
        <table:table-row table:style-name="ro2">
          <table:table-cell office:value-type="string" calcext:value-type="string">
            <text:p>Tuloslaskelma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204600" calcext:value-type="float">
            <text:p>1204600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767500" calcext:value-type="float">
            <text:p>767500</text:p>
          </table:table-cell>
          <table:table-cell office:value-type="float" office:value="798600" calcext:value-type="float">
            <text:p>798600</text:p>
          </table:table-cell>
          <table:table-cell office:value-type="float" office:value="747800" calcext:value-type="float">
            <text:p>747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121900" calcext:value-type="float">
            <text:p>-1121900</text:p>
          </table:table-cell>
          <table:table-cell office:value-type="float" office:value="-1058500" calcext:value-type="float">
            <text:p>-1058500</text:p>
          </table:table-cell>
          <table:table-cell office:value-type="float" office:value="-724800" calcext:value-type="float">
            <text:p>-724800</text:p>
          </table:table-cell>
          <table:table-cell office:value-type="float" office:value="-737600" calcext:value-type="float">
            <text:p>-737600</text:p>
          </table:table-cell>
          <table:table-cell office:value-type="float" office:value="-683900" calcext:value-type="float">
            <text:p>-683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82700" calcext:value-type="float">
            <text:p>82700</text:p>
          </table:table-cell>
          <table:table-cell office:value-type="float" office:value="46500" calcext:value-type="float">
            <text:p>46500</text:p>
          </table:table-cell>
          <table:table-cell office:value-type="float" office:value="42700" calcext:value-type="float">
            <text:p>42700</text:p>
          </table:table-cell>
          <table:table-cell office:value-type="float" office:value="61000" calcext:value-type="float">
            <text:p>61000</text:p>
          </table:table-cell>
          <table:table-cell office:value-type="float" office:value="63900" calcext:value-type="float">
            <text:p>63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64100" calcext:value-type="float">
            <text:p>64100</text:p>
          </table:table-cell>
          <table:table-cell office:value-type="float" office:value="85100" calcext:value-type="float">
            <text:p>85100</text:p>
          </table:table-cell>
          <table:table-cell office:value-type="float" office:value="773100" calcext:value-type="float">
            <text:p>773100</text:p>
          </table:table-cell>
          <table:table-cell office:value-type="float" office:value="93700" calcext:value-type="float">
            <text:p>93700</text:p>
          </table:table-cell>
          <table:table-cell office:value-type="float" office:value="178900" calcext:value-type="float">
            <text:p>178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78" calcext:value-type="float">
            <text:p>0,78</text:p>
          </table:table-cell>
          <table:table-cell office:value-type="float" office:value="1.04" calcext:value-type="float">
            <text:p>1,04</text:p>
          </table:table-cell>
          <table:table-cell office:value-type="float" office:value="9.44" calcext:value-type="float">
            <text:p>9,44</text:p>
          </table:table-cell>
          <table:table-cell office:value-type="float" office:value="1.14" calcext:value-type="float">
            <text:p>1,14</text:p>
          </table:table-cell>
          <table:table-cell office:value-type="float" office:value="2.18" calcext:value-type="float">
            <text:p>2,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81905242" calcext:value-type="float">
            <text:p>81905242</text:p>
          </table:table-cell>
          <table:table-cell office:value-type="float" office:value="82023341" calcext:value-type="float">
            <text:p>820233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se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791700" calcext:value-type="float">
            <text:p>791700</text:p>
          </table:table-cell>
          <table:table-cell office:value-type="float" office:value="804000" calcext:value-type="float">
            <text:p>804000</text:p>
          </table:table-cell>
          <table:table-cell office:value-type="float" office:value="478800" calcext:value-type="float">
            <text:p>478800</text:p>
          </table:table-cell>
          <table:table-cell office:value-type="float" office:value="763100" calcext:value-type="float">
            <text:p>763100</text:p>
          </table:table-cell>
          <table:table-cell office:value-type="float" office:value="682600" calcext:value-type="float">
            <text:p>682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968300" calcext:value-type="float">
            <text:p>968300</text:p>
          </table:table-cell>
          <table:table-cell office:value-type="float" office:value="987900" calcext:value-type="float">
            <text:p>987900</text:p>
          </table:table-cell>
          <table:table-cell office:value-type="float" office:value="1110700" calcext:value-type="float">
            <text:p>1110700</text:p>
          </table:table-cell>
          <table:table-cell office:value-type="float" office:value="275900" calcext:value-type="float">
            <text:p>275900</text:p>
          </table:table-cell>
          <table:table-cell office:value-type="float" office:value="252800" calcext:value-type="float">
            <text:p>252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760100" calcext:value-type="float">
            <text:p>1760100</text:p>
          </table:table-cell>
          <table:table-cell office:value-type="float" office:value="1833300" calcext:value-type="float">
            <text:p>1833300</text:p>
          </table:table-cell>
          <table:table-cell office:value-type="float" office:value="1589500" calcext:value-type="float">
            <text:p>1589500</text:p>
          </table:table-cell>
          <table:table-cell office:value-type="float" office:value="1039100" calcext:value-type="float">
            <text:p>1039100</text:p>
          </table:table-cell>
          <table:table-cell office:value-type="float" office:value="935400" calcext:value-type="float">
            <text:p>935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218100" calcext:value-type="float">
            <text:p>1218100</text:p>
          </table:table-cell>
          <table:table-cell office:value-type="float" office:value="1190800" calcext:value-type="float">
            <text:p>1190800</text:p>
          </table:table-cell>
          <table:table-cell office:value-type="float" office:value="1151900" calcext:value-type="float">
            <text:p>1151900</text:p>
          </table:table-cell>
          <table:table-cell office:value-type="float" office:value="631800" calcext:value-type="float">
            <text:p>631800</text:p>
          </table:table-cell>
          <table:table-cell office:value-type="float" office:value="618900" calcext:value-type="float">
            <text:p>618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542000" calcext:value-type="float">
            <text:p>542000</text:p>
          </table:table-cell>
          <table:table-cell office:value-type="float" office:value="642500" calcext:value-type="float">
            <text:p>642500</text:p>
          </table:table-cell>
          <table:table-cell office:value-type="float" office:value="437600" calcext:value-type="float">
            <text:p>437600</text:p>
          </table:table-cell>
          <table:table-cell office:value-type="float" office:value="407300" calcext:value-type="float">
            <text:p>407300</text:p>
          </table:table-cell>
          <table:table-cell office:value-type="float" office:value="316500" calcext:value-type="float">
            <text:p>316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760100" calcext:value-type="float">
            <text:p>1760100</text:p>
          </table:table-cell>
          <table:table-cell office:value-type="float" office:value="1833300" calcext:value-type="float">
            <text:p>1833300</text:p>
          </table:table-cell>
          <table:table-cell office:value-type="float" office:value="1589500" calcext:value-type="float">
            <text:p>1589500</text:p>
          </table:table-cell>
          <table:table-cell office:value-type="float" office:value="1039100" calcext:value-type="float">
            <text:p>1039100</text:p>
          </table:table-cell>
          <table:table-cell office:value-type="float" office:value="935400" calcext:value-type="float">
            <text:p>93540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11:39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7S</meta:editing-duration>
    <meta:editing-cycles>3</meta:editing-cycles>
    <meta:generator>LibreOffice/5.4.2.2$Windows_X86_64 LibreOffice_project/22b09f6418e8c2d508a9eaf86b2399209b0990f4</meta:generator>
    <dc:date>2017-11-21T22:13:54.970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